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Realizar 2 features y 3 pantallas</text:p>
          </table:table-cell>
          <table:table-cell table:style-name="ce12" office:value-type="date" office:date-value="2012-10-03">
            <text:p>03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Investigar con Firebug</text:p>
          </table:table-cell>
          <table:table-cell office:value-type="date" office:date-value="2012-10-08">
            <text:p>08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Reescribir features </text:p>
          </table:table-cell>
          <table:table-cell office:value-type="date" office:date-value="2012-10-14">
            <text:p>14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Completar story calificar </text:p>
          </table:table-cell>
          <table:table-cell office:value-type="date" office:date-value="2012-10-21">
            <text:p>21/10/12</text:p>
          </table:table-cell>
          <table:table-cell table:number-columns-repeated="2" office:value-type="string">
            <text:p>180 minutos</text:p>
          </table:table-cell>
        </table:table-row>
        <table:table-row table:style-name="ro2">
          <table:table-cell table:style-name="ce5" office:value-type="string">
            <text:p>Completar story calificar </text:p>
          </table:table-cell>
          <table:table-cell office:value-type="date" office:date-value="2012-10-22">
            <text:p>22/10/12</text:p>
          </table:table-cell>
          <table:table-cell office:value-type="string">
            <text:p>180 minutos</text:p>
          </table:table-cell>
          <table:table-cell office:value-type="string">
            <text:p>240 minutos</text:p>
          </table:table-cell>
        </table:table-row>
        <table:table-row table:style-name="ro2">
          <table:table-cell office:value-type="string">
            <text:p>Lectura de Estimacion</text:p>
          </table:table-cell>
          <table:table-cell office:value-type="date" office:date-value="2012-10-22">
            <text:p>22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Mejorar story calificar </text:p>
          </table:table-cell>
          <table:table-cell office:value-type="date" office:date-value="2012-10-28">
            <text:p>28/10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forkear y configurar travis </text:p>
          </table:table-cell>
          <table:table-cell office:value-type="date" office:date-value="2012-11-03">
            <text:p>03/11/12</text:p>
          </table:table-cell>
          <table:table-cell office:value-type="string">
            <text:p>60 minutos</text:p>
          </table:table-cell>
          <table:table-cell office:value-type="string">
            <text:p>21 minutos</text:p>
          </table:table-cell>
        </table:table-row>
        <table:table-row table:style-name="ro2">
          <table:table-cell office:value-type="string">
            <text:p>escribir test de login </text:p>
          </table:table-cell>
          <table:table-cell office:value-type="date" office:date-value="2012-11-03">
            <text:p>03/11/12</text:p>
          </table:table-cell>
          <table:table-cell office:value-type="string">
            <text:p>60 minutos</text:p>
          </table:table-cell>
          <table:table-cell office:value-type="string">
            <text:p>210 minutos</text:p>
          </table:table-cell>
        </table:table-row>
        <table:table-row table:style-name="ro2">
          <table:table-cell office:value-type="string">
            <text:p>Investigar disponibilidad</text:p>
          </table:table-cell>
          <table:table-cell office:value-type="date" office:date-value="2012-11-11">
            <text:p>11/11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11T19:36:25</dc:date>
    <meta:editing-duration>PT4H15M37S</meta:editing-duration>
    <meta:editing-cycles>71</meta:editing-cycles>
    <meta:generator>LibreOffice/3.5$Linux_x86 LibreOffice_project/350m1$Build-2</meta:generator>
    <dc:creator>griselda </dc:creator>
    <meta:document-statistic meta:table-count="3" meta:cell-count="100" meta:object-count="0"/>
  </office:meta>
</office:document-meta>
</file>